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835cm"/>
    </style:style>
    <style:style style:name="co6" style:family="table-column">
      <style:table-column-properties fo:break-before="auto" style:column-width="3.50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1.038976073" calcext:value-type="float">
            <text:p>1,038976073</text:p>
          </table:table-cell>
          <table:table-cell office:value-type="float" office:value="0.5968555212" calcext:value-type="float">
            <text:p>0,5968555212</text:p>
          </table:table-cell>
          <table:table-cell office:value-type="float" office:value="0.001136794221" calcext:value-type="float">
            <text:p>0,0011367942</text:p>
          </table:table-cell>
          <table:table-cell office:value-type="float" office:value="0.00001578880801" calcext:value-type="float">
            <text:p>1,578880801E-00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620" calcext:value-type="float">
            <text:p>32620</text:p>
          </table:table-cell>
          <table:table-cell office:value-type="float" office:value="1.023886323" calcext:value-type="float">
            <text:p>1,023886323</text:p>
          </table:table-cell>
          <table:table-cell office:value-type="float" office:value="0.5996331573" calcext:value-type="float">
            <text:p>0,5996331573</text:p>
          </table:table-cell>
          <table:table-cell office:value-type="float" office:value="0.000550799421" calcext:value-type="float">
            <text:p>0,0005507994</text:p>
          </table:table-cell>
          <table:table-cell office:value-type="float" office:value="0.00001573712689" calcext:value-type="float">
            <text:p>1,573712689E-005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688" calcext:value-type="float">
            <text:p>32688</text:p>
          </table:table-cell>
          <table:table-cell office:value-type="float" office:value="1.068858981" calcext:value-type="float">
            <text:p>1,068858981</text:p>
          </table:table-cell>
          <table:table-cell office:value-type="float" office:value="0.5954566002" calcext:value-type="float">
            <text:p>0,5954566002</text:p>
          </table:table-cell>
          <table:table-cell office:value-type="float" office:value="0.00075386354" calcext:value-type="float">
            <text:p>0,0007538635</text:p>
          </table:table-cell>
          <table:table-cell office:value-type="float" office:value="0.00001570549102" calcext:value-type="float">
            <text:p>1,570549102E-00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799" calcext:value-type="float">
            <text:p>32799</text:p>
          </table:table-cell>
          <table:table-cell office:value-type="float" office:value="1.074075341" calcext:value-type="float">
            <text:p>1,074075341</text:p>
          </table:table-cell>
          <table:table-cell office:value-type="float" office:value="0.5978428721" calcext:value-type="float">
            <text:p>0,5978428721</text:p>
          </table:table-cell>
          <table:table-cell office:value-type="float" office:value="0.001017421368" calcext:value-type="float">
            <text:p>0,0010174214</text:p>
          </table:table-cell>
          <table:table-cell office:value-type="float" office:value="0.00001565263665" calcext:value-type="float">
            <text:p>1,565263665E-00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939" calcext:value-type="float">
            <text:p>32939</text:p>
          </table:table-cell>
          <table:table-cell office:value-type="float" office:value="1.040383577" calcext:value-type="float">
            <text:p>1,040383577</text:p>
          </table:table-cell>
          <table:table-cell office:value-type="float" office:value="0.5998316407" calcext:value-type="float">
            <text:p>0,5998316407</text:p>
          </table:table-cell>
          <table:table-cell office:value-type="float" office:value="0.0006701786187" calcext:value-type="float">
            <text:p>0,0006701786</text:p>
          </table:table-cell>
          <table:table-cell office:value-type="float" office:value="0.00001558554868" calcext:value-type="float">
            <text:p>1,558554868E-00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034" calcext:value-type="float">
            <text:p>33034</text:p>
          </table:table-cell>
          <table:table-cell office:value-type="float" office:value="1.03796196" calcext:value-type="float">
            <text:p>1,03796196</text:p>
          </table:table-cell>
          <table:table-cell office:value-type="float" office:value="0.5997811556" calcext:value-type="float">
            <text:p>0,5997811556</text:p>
          </table:table-cell>
          <table:table-cell office:value-type="float" office:value="0.0004972882452" calcext:value-type="float">
            <text:p>0,0004972882</text:p>
          </table:table-cell>
          <table:table-cell table:style-name="ce1" office:value-type="float" office:value="0.00001554025766" calcext:value-type="float">
            <text:p>1,554025766E-005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114" calcext:value-type="float">
            <text:p>33114</text:p>
          </table:table-cell>
          <table:table-cell office:value-type="float" office:value="1.036534309" calcext:value-type="float">
            <text:p>1,036534309</text:p>
          </table:table-cell>
          <table:table-cell office:value-type="float" office:value="0.5991143584" calcext:value-type="float">
            <text:p>0,5991143584</text:p>
          </table:table-cell>
          <table:table-cell office:value-type="float" office:value="0.0005581049481" calcext:value-type="float">
            <text:p>0,0005581049</text:p>
          </table:table-cell>
          <table:table-cell office:value-type="float" office:value="0.00001550291381" calcext:value-type="float">
            <text:p>1,550291381E-00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242" calcext:value-type="float">
            <text:p>33242</text:p>
          </table:table-cell>
          <table:table-cell office:value-type="float" office:value="1.148005128" calcext:value-type="float">
            <text:p>1,148005128</text:p>
          </table:table-cell>
          <table:table-cell office:value-type="float" office:value="0.5982222557" calcext:value-type="float">
            <text:p>0,5982222557</text:p>
          </table:table-cell>
          <table:table-cell office:value-type="float" office:value="0.000911084353" calcext:value-type="float">
            <text:p>0,0009110844</text:p>
          </table:table-cell>
          <table:table-cell office:value-type="float" office:value="0.00001544210681" calcext:value-type="float">
            <text:p>1,544210681E-00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370" calcext:value-type="float">
            <text:p>33370</text:p>
          </table:table-cell>
          <table:table-cell office:value-type="float" office:value="1.182903171" calcext:value-type="float">
            <text:p>1,182903171</text:p>
          </table:table-cell>
          <table:table-cell office:value-type="float" office:value="0.5999879837" calcext:value-type="float">
            <text:p>0,5999879837</text:p>
          </table:table-cell>
          <table:table-cell office:value-type="float" office:value="0.0008767881664" calcext:value-type="float">
            <text:p>0,0008767882</text:p>
          </table:table-cell>
          <table:table-cell office:value-type="float" office:value="0.00001538224933" calcext:value-type="float">
            <text:p>1,538224933E-00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534" calcext:value-type="float">
            <text:p>33534</text:p>
          </table:table-cell>
          <table:table-cell office:value-type="float" office:value="1.300108075" calcext:value-type="float">
            <text:p>1,300108075</text:p>
          </table:table-cell>
          <table:table-cell office:value-type="float" office:value="0.5999453068" calcext:value-type="float">
            <text:p>0,5999453068</text:p>
          </table:table-cell>
          <table:table-cell office:value-type="float" office:value="0.0009795668302" calcext:value-type="float">
            <text:p>0,0009795668</text:p>
          </table:table-cell>
          <table:table-cell office:value-type="float" office:value="0.00001530573172" calcext:value-type="float">
            <text:p>1,530573172E-005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AVERAGE([.C2:.C11])" office:value-type="float" office:value="1.0951692938" calcext:value-type="float">
            <text:p>1,0951692938</text:p>
          </table:table-cell>
          <table:table-cell table:formula="of:=AVERAGE([.D2:.D11])" office:value-type="float" office:value="0.59866708517" calcext:value-type="float">
            <text:p>0,5986670852</text:p>
          </table:table-cell>
          <table:table-cell table:formula="of:=AVERAGE([.E2:.E11])" office:value-type="float" office:value="0.00079518897116" calcext:value-type="float">
            <text:p>0,000795189</text:p>
          </table:table-cell>
          <table:table-cell table:formula="of:=AVERAGE([.F2:.F11])" office:value-type="float" office:value="0.000015564287058" calcext:value-type="float">
            <text:p>1,5564287058E-005</text:p>
          </table:table-cell>
          <table:table-cell table:number-columns-repeated="2"/>
        </table:table-row>
        <table:table-row table:style-name="ro2" table:number-rows-repeated="1048563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 style:data-style-name="N2" text:time-value="0000-00-00T18:02:56.2399341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8:01:38.237392985</meta:creation-date>
    <dc:date>2014-01-27T18:05:32.415384186</dc:date>
    <meta:editing-duration>P0D</meta:editing-duration>
    <meta:editing-cycles>2</meta:editing-cycles>
    <meta:generator>LibreOffice/4.1.4.2$Linux_X86_64 LibreOffice_project/410m0$Build-2</meta:generator>
    <meta:document-statistic meta:table-count="1" meta:cell-count="70" meta:object-count="0"/>
  </office:meta>
</office:document-meta>
</file>